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09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808cm"/>
    </style:style>
    <style:style style:name="co10" style:family="table-column">
      <style:table-column-properties fo:break-before="auto" style:column-width="1.981cm"/>
    </style:style>
    <style:style style:name="co11" style:family="table-column">
      <style:table-column-properties fo:break-before="auto" style:column-width="3.988cm"/>
    </style:style>
    <style:style style:name="co12" style:family="table-column">
      <style:table-column-properties fo:break-before="auto" style:column-width="5.491cm"/>
    </style:style>
    <style:style style:name="co13" style:family="table-column">
      <style:table-column-properties fo:break-before="auto" style:column-width="1.685cm"/>
    </style:style>
    <style:style style:name="co14" style:family="table-column">
      <style:table-column-properties fo:break-before="auto" style:column-width="2.341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29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8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fo:background-color="#ff66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3399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style:font-name-asian="WenQuanYi Micro Hei" style:font-name-complex="Lohit Devanagari"/>
    </style:style>
    <style:style style:name="ce15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fo:font-weight="normal" style:font-name-asian="WenQuanYi Micro Hei" style:font-weight-asian="normal" style:font-name-complex="Lohit Devanagari" style:font-weight-complex="normal"/>
    </style:style>
    <style:style style:name="ce16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7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style:font-name-asian="WenQuanYi Micro Hei" style:font-name-complex="Lohit Devanagari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99">
      <style:table-cell-properties fo:background-color="#ffff66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666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13"/>
        <table:table-column table:style-name="co3" table:number-columns-repeated="3" table:default-cell-style-name="ce5"/>
        <table:table-column table:style-name="co4" table:default-cell-style-name="ce20"/>
        <table:table-column table:style-name="co5" table:default-cell-style-name="ce5"/>
        <table:table-column table:style-name="co6" table:default-cell-style-name="ce5"/>
        <table:table-column table:style-name="co7" table:default-cell-style-name="ce22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5"/>
        <table:table-row table:style-name="ro1">
          <table:table-cell table:style-name="ce1" office:value-type="string" calcext:value-type="string">
            <text:p>LEXICAL</text:p>
          </table:table-cell>
          <table:table-cell table:style-name="ce1"/>
          <table:table-cell table:style-name="ce10" table:formula="of:=MAX([.C6:.C23])" office:value-type="float" office:value="0.787754333333333" calcext:value-type="float">
            <text:p>0.7877543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Test</text:p>
            <text:p>Accuracy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21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/>
          <table:table-cell table:style-name="ce11" table:formula="of:=AVERAGE([.D3:.F3])" office:value-type="float" office:value="0.784246333333333" calcext:value-type="float">
            <text:p>0.7842463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92962" calcext:value-type="float">
            <text:p>0.792962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/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/>
          <table:table-cell table:style-name="ce12" table:formula="of:=AVERAGE([.D4:.F4])" office:value-type="float" office:value="0.787261" calcext:value-type="float">
            <text:p>0.787261</text:p>
          </table:table-cell>
          <table:table-cell table:style-name="ce18" office:value-type="float" office:value="0.792962" calcext:value-type="float">
            <text:p>0.792962</text:p>
          </table:table-cell>
          <table:table-cell table:style-name="ce18" office:value-type="float" office:value="0.787699" calcext:value-type="float">
            <text:p>0.787699</text:p>
          </table:table-cell>
          <table:table-cell table:style-name="ce18" office:value-type="float" office:value="0.781122" calcext:value-type="float">
            <text:p>0.781122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6-11-15-21</text:p>
          </table:table-cell>
          <table:table-cell office:value-type="string" calcext:value-type="string">
            <text:p>18-02-26-11-15-29</text:p>
          </table:table-cell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11" table:formula="of:=AVERAGE([.D5:.F5])" office:value-type="float" office:value="0.696185" calcext:value-type="float">
            <text:p>0.696185</text:p>
          </table:table-cell>
          <table:table-cell office:value-type="float" office:value="0.708436" calcext:value-type="float">
            <text:p>0.708436</text:p>
          </table:table-cell>
          <table:table-cell office:value-type="float" office:value="0.683934" calcext:value-type="float">
            <text:p>0.68393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3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2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formula="of:=AVERAGE([.D6:.F6])" office:value-type="float" office:value="0.786607333333333" calcext:value-type="float">
            <text:p>0.7866073</text:p>
          </table:table-cell>
          <table:table-cell office:value-type="float" office:value="0.784259" calcext:value-type="float">
            <text:p>0.784259</text:p>
          </table:table-cell>
          <table:table-cell office:value-type="float" office:value="0.783259" calcext:value-type="float">
            <text:p>0.783259</text:p>
          </table:table-cell>
          <table:table-cell office:value-type="float" office:value="0.792304" calcext:value-type="float">
            <text:p>0.79230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11" table:formula="of:=AVERAGE([.D7:.F7])" office:value-type="float" office:value="0.708929" calcext:value-type="float">
            <text:p>0.708929</text:p>
          </table:table-cell>
          <table:table-cell office:value-type="float" office:value="0.708929" calcext:value-type="float">
            <text:p>0.70892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3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24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11" table:formula="of:=AVERAGE([.D8:.F8])" office:value-type="float" office:value="0.604999" calcext:value-type="float">
            <text:p>0.604999</text:p>
          </table:table-cell>
          <table:table-cell office:value-type="float" office:value="0.604999" calcext:value-type="float">
            <text:p>0.6049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4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11" table:formula="of:=AVERAGE([.D9:.F9])" office:value-type="float" office:value="0.777339" calcext:value-type="float">
            <text:p>0.777339</text:p>
          </table:table-cell>
          <table:table-cell office:value-type="float" office:value="0.777339" calcext:value-type="float">
            <text:p>0.77733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11" table:formula="of:=AVERAGE([.D10:.F10])" office:value-type="float" office:value="0.768624" calcext:value-type="float">
            <text:p>0.768624</text:p>
          </table:table-cell>
          <table:table-cell office:value-type="float" office:value="0.768624" calcext:value-type="float">
            <text:p>0.768624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4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11" table:formula="of:=AVERAGE([.D11:.F11])" office:value-type="float" office:value="0.678507" calcext:value-type="float">
            <text:p>0.678507</text:p>
          </table:table-cell>
          <table:table-cell office:value-type="float" office:value="0.678507" calcext:value-type="float">
            <text:p>0.67850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3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4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11" table:formula="of:=AVERAGE([.D12:.F12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4" office:value-type="string" calcext:value-type="string">
            <text:p>Relu</text:p>
          </table:table-cell>
          <table:table-cell table:style-name="ce2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11" table:formula="of:=AVERAGE([.D13:.F13])" office:value-type="float" office:value="0.702352" calcext:value-type="float">
            <text:p>0.702352</text:p>
          </table:table-cell>
          <table:table-cell office:value-type="float" office:value="0.702352" calcext:value-type="float">
            <text:p>0.70235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3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Relu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12" table:formula="of:=AVERAGE([.D14:.F14])" office:value-type="float" office:value="0.787754333333333" calcext:value-type="float">
            <text:p>0.7877543</text:p>
          </table:table-cell>
          <table:table-cell office:value-type="float" office:value="0.789837" calcext:value-type="float">
            <text:p>0.789837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87864" calcext:value-type="float">
            <text:p>0.78786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4" office:value-type="string" calcext:value-type="string">
            <text:p>Sigmoid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11" table:formula="of:=AVERAGE([.D15:.F15])" office:value-type="float" office:value="0.661075" calcext:value-type="float">
            <text:p>0.661075</text:p>
          </table:table-cell>
          <table:table-cell office:value-type="float" office:value="0.661075" calcext:value-type="float">
            <text:p>0.66107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3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formula="of:=AVERAGE([.D16:.F16])" office:value-type="float" office:value="0.779422333333333" calcext:value-type="float">
            <text:p>0.7794223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7405" calcext:value-type="float">
            <text:p>0.7740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string" calcext:value-type="string">
            <text:p>TanH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style-name="ce11" table:formula="of:=AVERAGE([.D17:.F17])" office:value-type="float" office:value="0.770926" calcext:value-type="float">
            <text:p>0.770926</text:p>
          </table:table-cell>
          <table:table-cell office:value-type="float" office:value="0.770926" calcext:value-type="float">
            <text:p>0.7709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24" office:value-type="string" calcext:value-type="string">
            <text:p>Relu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style-name="ce11" table:formula="of:=AVERAGE([.D18:.F18])" office:value-type="float" office:value="0.771419" calcext:value-type="float">
            <text:p>0.771419</text:p>
          </table:table-cell>
          <table:table-cell office:value-type="float" office:value="0.771419" calcext:value-type="float">
            <text:p>0.77141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24" office:value-type="string" calcext:value-type="string">
            <text:p>Sigmoid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19:.F19])" office:value-type="float" office:value="0.768788" calcext:value-type="float">
            <text:p>0.768788</text:p>
          </table:table-cell>
          <table:table-cell office:value-type="float" office:value="0.768788" calcext:value-type="float">
            <text:p>0.7687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7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11" table:formula="of:=AVERAGE([.D20:.F20])" office:value-type="float" office:value="0.743299" calcext:value-type="float">
            <text:p>0.743299</text:p>
          </table:table-cell>
          <table:table-cell office:value-type="float" office:value="0.743299" calcext:value-type="float">
            <text:p>0.7432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24" office:value-type="string" calcext:value-type="string">
            <text:p>Sigmoid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8-3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11" table:formula="of:=AVERAGE([.D21:.F21])" office:value-type="float" office:value="0.766157" calcext:value-type="float">
            <text:p>0.766157</text:p>
          </table:table-cell>
          <table:table-cell office:value-type="float" office:value="0.766157" calcext:value-type="float">
            <text:p>0.7661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9-2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22:.F22])" office:value-type="float" office:value="0.739188" calcext:value-type="float">
            <text:p>0.739188</text:p>
          </table:table-cell>
          <table:table-cell office:value-type="float" office:value="0.739188" calcext:value-type="float">
            <text:p>0.7391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style-name="ce24" office:value-type="string" calcext:value-type="string">
            <text:p>Sigmoid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8-5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12" table:formula="of:=AVERAGE([.D23:.F23])" office:value-type="float" office:value="0.786931666666667" calcext:value-type="float">
            <text:p>0.7869317</text:p>
          </table:table-cell>
          <table:table-cell office:value-type="float" office:value="0.792468" calcext:value-type="float">
            <text:p>0.792468</text:p>
          </table:table-cell>
          <table:table-cell office:value-type="float" office:value="0.785397" calcext:value-type="float">
            <text:p>0.785397</text:p>
          </table:table-cell>
          <table:table-cell office:value-type="float" office:value="0.78293" calcext:value-type="float">
            <text:p>0.78293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5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3-46</text:p>
          </table:table-cell>
          <table:table-cell office:value-type="string" calcext:value-type="string">
            <text:p>18-03-05-10-16-36</text:p>
          </table:table-cell>
          <table:table-cell office:value-type="string" calcext:value-type="string">
            <text:p>18-03-05-10-17-05</text:p>
          </table:table-cell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24:.F24])" office:value-type="float" office:value="0.787535" calcext:value-type="float">
            <text:p>0.787535</text:p>
          </table:table-cell>
          <table:table-cell office:value-type="float" office:value="0.787535" calcext:value-type="float">
            <text:p>0.78753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24" office:value-type="string" calcext:value-type="string">
            <text:p>Sigmoid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4-2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6" office:value-type="float" office:value="0.779146" calcext:value-type="float">
            <text:p>0.779146</text:p>
          </table:table-cell>
          <table:table-cell table:style-name="ce14" table:formula="of:=AVERAGE([.D25:.F25])" office:value-type="float" office:value="0.7881105" calcext:value-type="float">
            <text:p>0.7881105</text:p>
          </table:table-cell>
          <table:table-cell office:value-type="float" office:value="0.790495" calcext:value-type="float">
            <text:p>0.790495</text:p>
          </table:table-cell>
          <table:table-cell office:value-type="float" office:value="0.785726" calcext:value-type="float">
            <text:p>0.785726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4"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4-20</text:p>
          </table:table-cell>
          <table:table-cell office:value-type="string" calcext:value-type="string">
            <text:p>18-03-06-10-16-20</text:p>
          </table:table-cell>
          <table:table-cell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7" office:value-type="float" office:value="0.781938" calcext:value-type="float">
            <text:p>0.781938</text:p>
          </table:table-cell>
          <table:table-cell table:style-name="ce15" table:formula="of:=AVERAGE([.D26:.F26])" office:value-type="float" office:value="0.789755" calcext:value-type="float">
            <text:p>0.789755</text:p>
          </table:table-cell>
          <table:table-cell office:value-type="float" office:value="0.791646" calcext:value-type="float">
            <text:p>0.791646</text:p>
          </table:table-cell>
          <table:table-cell office:value-type="float" office:value="0.787864" calcext:value-type="float">
            <text:p>0.78786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24" office:value-type="string" calcext:value-type="string">
            <text:p>Sigmoid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3-35</text:p>
          </table:table-cell>
          <table:table-cell office:value-type="string" calcext:value-type="string">
            <text:p>18-03-06-10-22-18</text:p>
          </table:table-cell>
          <table:table-cell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7:.F27])" office:value-type="float" office:value="0.786877" calcext:value-type="float">
            <text:p>0.786877</text:p>
          </table:table-cell>
          <table:table-cell office:value-type="float" office:value="0.786877" calcext:value-type="float">
            <text:p>0.78687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4"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24" office:value-type="string" calcext:value-type="string">
            <text:p>TanH</text:p>
          </table:table-cell>
          <table:table-cell table:style-name="ce24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4" office:value-type="float" office:value="0.75" calcext:value-type="float">
            <text:p>0.7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19-24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8:.F28])" office:value-type="float" office:value="0.767637" calcext:value-type="float">
            <text:p>0.767637</text:p>
          </table:table-cell>
          <table:table-cell office:value-type="float" office:value="0.767637" calcext:value-type="float">
            <text:p>0.7676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21-0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9:.F29])" office:value-type="float" office:value="0.770597" calcext:value-type="float">
            <text:p>0.770597</text:p>
          </table:table-cell>
          <table:table-cell table:style-name="ce19" office:value-type="float" office:value="0.770597" calcext:value-type="float">
            <text:p>0.77059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4" office:value-type="string" calcext:value-type="string">
            <text:p>0.2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1-19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0:.F30])" office:value-type="float" office:value="0.684756" calcext:value-type="float">
            <text:p>0.684756</text:p>
          </table:table-cell>
          <table:table-cell office:value-type="float" office:value="0.684756" calcext:value-type="float">
            <text:p>0.6847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5" office:value-type="string" calcext:value-type="string">
            <text:p>Adam Optimizer</text:p>
          </table:table-cell>
          <table:table-cell table:style-name="ce24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6-02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1:.F31])" office:value-type="float" office:value="0.775037" calcext:value-type="float">
            <text:p>0.775037</text:p>
          </table:table-cell>
          <table:table-cell office:value-type="float" office:value="0.775037" calcext:value-type="float">
            <text:p>0.7750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24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6" office:value-type="string" calcext:value-type="string">
            <text:p>Adam Optimizer</text:p>
          </table:table-cell>
          <table:table-cell table:style-name="ce18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1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2:.F32])" office:value-type="float" office:value="0.783588" calcext:value-type="float">
            <text:p>0.783588</text:p>
          </table:table-cell>
          <table:table-cell office:value-type="float" office:value="0.783588" calcext:value-type="float">
            <text:p>0.7835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24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6" office:value-type="string" calcext:value-type="string">
            <text:p>Adam Optimizer</text:p>
          </table:table-cell>
          <table:table-cell table:style-name="ce18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5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3:.F33])" office:value-type="float" office:value="0.773557" calcext:value-type="float">
            <text:p>0.773557</text:p>
          </table:table-cell>
          <table:table-cell office:value-type="float" office:value="0.773557" calcext:value-type="float">
            <text:p>0.7735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4" office:value-type="float" office:value="30" calcext:value-type="float">
            <text:p>30</text:p>
          </table:table-cell>
          <table:table-cell table:style-name="ce18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6" office:value-type="string" calcext:value-type="string">
            <text:p>Adam Optimizer</text:p>
          </table:table-cell>
          <table:table-cell table:style-name="ce18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1-2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4:.F34])" office:value-type="float" office:value="0.746423" calcext:value-type="float">
            <text:p>0.746423</text:p>
          </table:table-cell>
          <table:table-cell office:value-type="float" office:value="0.746423" calcext:value-type="float">
            <text:p>0.746423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0.0001" calcext:value-type="float">
            <text:p>0.0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6" office:value-type="string" calcext:value-type="string">
            <text:p>Adam Optimizer</text:p>
          </table:table-cell>
          <table:table-cell table:style-name="ce18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2-20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5:.F35])" office:value-type="float" office:value="0.613222" calcext:value-type="float">
            <text:p>0.613222</text:p>
          </table:table-cell>
          <table:table-cell office:value-type="float" office:value="0.613222" calcext:value-type="float">
            <text:p>0.61322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24"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table:style-name="ce25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20-41</text:p>
          </table:table-cell>
          <table:table-cell table:number-columns-repeated="2"/>
        </table:table-row>
        <table:table-row table:style-name="ro2">
          <table:table-cell office:value-type="date" office:date-value="2018-03-12" calcext:value-type="date">
            <text:p>12/03/18</text:p>
          </table:table-cell>
          <table:table-cell table:style-name="ce8" office:value-type="float" office:value="0.794746" calcext:value-type="float">
            <text:p>0.794746</text:p>
          </table:table-cell>
          <table:table-cell table:style-name="ce16" table:formula="of:=AVERAGE([.D36:.F36])" office:value-type="float" office:value="0.8025" calcext:value-type="float">
            <text:p>0.8025</text:p>
          </table:table-cell>
          <table:table-cell office:value-type="float" office:value="0.8025" calcext:value-type="float">
            <text:p>0.802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4"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24" office:value-type="string" calcext:value-type="string">
            <text:p>Sigmoid</text:p>
          </table:table-cell>
          <table:table-cell table:style-name="ce2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24" office:value-type="string" calcext:value-type="string">
            <text:p>100;100;100</text:p>
          </table:table-cell>
          <table:table-cell office:value-type="string" calcext:value-type="string">
            <text:p>18-03-12-12-25-23</text:p>
          </table:table-cell>
          <table:table-cell table:number-columns-repeated="2"/>
        </table:table-row>
        <table:table-row table:style-name="ro2">
          <table:table-cell table:style-name="ce4" office:value-type="date" office:date-value="2018-03-13" calcext:value-type="date">
            <text:p>13/03/18</text:p>
          </table:table-cell>
          <table:table-cell table:style-name="ce5" office:value-type="string" calcext:value-type="string">
            <text:p>0.774056</text:p>
          </table:table-cell>
          <table:table-cell table:formula="of:=AVERAGE([.D37:.F37])" office:value-type="float" office:value="0.775201" calcext:value-type="float">
            <text:p>0.775201</text:p>
          </table:table-cell>
          <table:table-cell office:value-type="float" office:value="0.775201" calcext:value-type="float">
            <text:p>0.77520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4"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table:style-name="ce24" office:value-type="string" calcext:value-type="string">
            <text:p>Relu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18" office:value-type="string" calcext:value-type="string">
            <text:p>100;100;100</text:p>
          </table:table-cell>
          <table:table-cell office:value-type="string" calcext:value-type="string">
            <text:p>18-03-13-09-59-20</text:p>
          </table:table-cell>
          <table:table-cell office:value-type="string" calcext:value-type="string">
            <text:p>18-03-20-16-12-50</text:p>
          </table:table-cell>
          <table:table-cell office:value-type="string" calcext:value-type="string">
            <text:p>18-03-20-16-12-57</text:p>
          </table:table-cell>
        </table:table-row>
        <table:table-row table:style-name="ro2">
          <table:table-cell office:value-type="date" office:date-value="2018-03-13" calcext:value-type="date">
            <text:p>13/03/18</text:p>
          </table:table-cell>
          <table:table-cell table:style-name="ce9" office:value-type="float" office:value="0.793103" calcext:value-type="float">
            <text:p>0.793103</text:p>
          </table:table-cell>
          <table:table-cell table:style-name="ce14" table:formula="of:=AVERAGE([.D38:.F38])" office:value-type="float" office:value="0.788686" calcext:value-type="float">
            <text:p>0.788686</text:p>
          </table:table-cell>
          <table:table-cell office:value-type="float" office:value="0.788686" calcext:value-type="float">
            <text:p>0.78868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table:style-name="ce24" office:value-type="string" calcext:value-type="string">
            <text:p>TanH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18" office:value-type="string" calcext:value-type="string">
            <text:p>100;100;100</text:p>
          </table:table-cell>
          <table:table-cell office:value-type="string" calcext:value-type="string">
            <text:p>18-03-13-10-15-19</text:p>
          </table:table-cell>
          <table:table-cell table:number-columns-repeated="2"/>
        </table:table-row>
        <table:table-row table:style-name="ro2">
          <table:table-cell office:value-type="date" office:date-value="2018-03-13" calcext:value-type="date">
            <text:p>13/03/18</text:p>
          </table:table-cell>
          <table:table-cell table:style-name="ce9" office:value-type="float" office:value="0.783087" calcext:value-type="float">
            <text:p>0.783087</text:p>
          </table:table-cell>
          <table:table-cell table:style-name="ce17" table:formula="of:=AVERAGE([.D39:.F39])" office:value-type="float" office:value="0.793126" calcext:value-type="float">
            <text:p>0.793126</text:p>
          </table:table-cell>
          <table:table-cell office:value-type="float" office:value="0.793126" calcext:value-type="float">
            <text:p>0.7931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table:style-name="ce24" office:value-type="string" calcext:value-type="string">
            <text:p>Sigmoid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18" office:value-type="string" calcext:value-type="string">
            <text:p>100;100;100</text:p>
          </table:table-cell>
          <table:table-cell office:value-type="string" calcext:value-type="string">
            <text:p>18-03-13-10-42-52</text:p>
          </table:table-cell>
          <table:table-cell table:number-columns-repeated="2"/>
        </table:table-row>
        <table:table-row table:style-name="ro2">
          <table:table-cell table:style-name="ce5"/>
          <table:table-cell table:style-name="ce7"/>
          <table:table-cell table:formula="of:=AVERAGE([.D40:.F40])" office:value-type="string" office:string-value="" calcext:value-type="error">
            <text:p>#DIV/0!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  <table:table-row table:style-name="ro2">
          <table:table-cell table:style-name="ce5" table:number-columns-repeated="2"/>
          <table:table-cell table:formula="of:=AVERAGE([.D41:.F41])" office:value-type="string" office:string-value="" calcext:value-type="error">
            <text:p>#DIV/0!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  <table:table-row table:style-name="ro2">
          <table:table-cell table:style-name="ce5" table:number-columns-repeated="2"/>
          <table:table-cell table:formula="of:=AVERAGE([.D42:.F42])" office:value-type="string" office:string-value="" calcext:value-type="error">
            <text:p>#DIV/0!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  <table:table-row table:style-name="ro2">
          <table:table-cell table:style-name="ce5" table:number-columns-repeated="2"/>
          <table:table-cell table:formula="of:=AVERAGE([.D43:.F43])" office:value-type="string" office:string-value="" calcext:value-type="error">
            <text:p>#DIV/0!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  <table:table-row table:style-name="ro2">
          <table:table-cell table:style-name="ce5" table:number-columns-repeated="3"/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</table:table>
      <table:named-expressions/>
      <table:database-ranges>
        <table:database-range table:name="__Anonymous_Sheet_DB__0" table:target-range-address="Lexical_opt_results.A1:Lexical_opt_results.T18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6:09:21.2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16:13:20.461000000</dc:date>
    <meta:editing-duration>P1DT3H42M21S</meta:editing-duration>
    <meta:editing-cycles>224</meta:editing-cycles>
    <meta:generator>LibreOffice/4.3.7.2$Windows_x86 LibreOffice_project/8a35821d8636a03b8bf4e15b48f59794652c68ba</meta:generator>
    <meta:document-statistic meta:table-count="1" meta:cell-count="581" meta:object-count="0"/>
  </office:meta>
</office:document-meta>
</file>